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 Unicode MS" svg:font-family="'Arial Unicode MS'" style:font-family-generic="swiss"/>
    <style:font-face style:name="Arial Unicode MS1" svg:font-family="'Arial Unicode MS'" style:font-pitch="variable"/>
    <style:font-face style:name="Arial Unicode MS4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 Unicode MS2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2" svg:font-family="'Liberation Sans', Arial" style:font-family-generic="swiss" style:font-pitch="variable"/>
    <style:font-face style:name="Arial Unicode MS3" svg:font-family="'Arial Unicode MS'" style:font-family-generic="system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1.286cm" fo:min-width="2.802cm"/>
      <style:paragraph-properties style:writing-mode="lr-tb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327cm" fo:min-width="3.97cm"/>
      <style:paragraph-properties style:writing-mode="lr-tb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646cm" fo:min-width="0.644cm"/>
      <style:paragraph-properties style:writing-mode="lr-tb"/>
    </style:style>
    <style:style style:name="gr4" style:family="graphic" style:parent-style-name="objectwithoutfill">
      <style:graphic-properties svg:stroke-color="#000000" draw:fill="solid" draw:fill-color="#000000" draw:textarea-vertical-align="middl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604cm" fo:min-width="1.387cm"/>
      <style:paragraph-properties style:writing-mode="lr-tb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566cm" fo:min-width="0.847cm"/>
      <style:paragraph-properties style:writing-mode="lr-tb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828cm" fo:min-width="1.836cm"/>
      <style:paragraph-properties style:writing-mode="lr-tb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648cm" fo:min-width="1.20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000000" fo:min-height="0.519cm"/>
      <style:paragraph-properties style:writing-mode="lr-tb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567cm" fo:min-width="1.027cm"/>
      <style:paragraph-properties style:writing-mode="lr-tb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655cm" fo:min-width="1.118cm"/>
      <style:paragraph-properties style:writing-mode="lr-tb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1.286cm" fo:min-width="3.691cm"/>
      <style:paragraph-properties style:writing-mode="lr-tb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.559cm" fo:min-width="1.925cm"/>
      <style:paragraph-properties style:writing-mode="lr-tb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47cm" fo:min-width="1.817cm"/>
      <style:paragraph-properties style:writing-mode="lr-tb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654cm" fo:min-width="1.387cm"/>
      <style:paragraph-properties style:writing-mode="lr-tb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47cm" fo:min-width="1.476cm"/>
      <style:paragraph-properties style:writing-mode="lr-tb"/>
    </style:style>
    <style:style style:name="gr17" style:family="graphic" style:parent-style-name="objectwithoutfill">
      <style:graphic-properties svg:stroke-color="#000000" draw:fill="none" draw:fill-color="#000000" draw:textarea-vertical-align="middle"/>
    </style:style>
    <style:style style:name="gr18" style:family="graphic" style:parent-style-name="standard">
      <style:graphic-properties draw:stroke="none" svg:stroke-color="#000000" draw:fill="none" draw:fill-color="#000000" fo:min-height="0.513cm"/>
      <style:paragraph-properties style:writing-mode="lr-tb"/>
    </style:style>
    <style:style style:name="gr19" style:family="graphic" style:parent-style-name="standard">
      <style:graphic-properties svg:stroke-color="#000000" draw:fill-color="#000000" draw:textarea-horizontal-align="justify" draw:textarea-vertical-align="middle" draw:auto-grow-height="false" fo:min-height="0.648cm" fo:min-width="1.027cm"/>
      <style:paragraph-properties style:writing-mode="lr-tb"/>
    </style:style>
    <style:style style:name="gr20" style:family="graphic" style:parent-style-name="standard">
      <style:graphic-properties svg:stroke-color="#000000" draw:fill-color="#000000" draw:textarea-horizontal-align="justify" draw:textarea-vertical-align="middle" draw:auto-grow-height="false" fo:min-height="0.648cm" fo:min-width="1.83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000000" fo:min-height="0.766cm"/>
      <style:paragraph-properties style:writing-mode="lr-tb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0.559cm" fo:min-width="1.58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000000" fo:min-height="0.51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000000"/>
      <style:paragraph-properties fo:text-align="center" style:writing-mode="lr-tb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5" style:family="paragraph">
      <loext:graphic-properties draw:fill-color="#000000"/>
      <style:paragraph-properties fo:text-align="center" style:writing-mode="lr-tb"/>
      <style:text-properties fo:font-size="10.5pt" style:font-size-asian="10.5pt" style:font-size-complex="10.5pt"/>
    </style:style>
    <style:style style:name="P6" style:family="paragraph">
      <style:paragraph-properties fo:text-align="center" style:writing-mode="lr-tb"/>
      <style:text-properties fo:font-size="10.5pt" style:text-underline-style="solid" style:text-underline-width="auto" style:text-underline-color="font-color" style:font-size-asian="10.5pt" style:font-size-complex="10.5pt"/>
    </style:style>
    <style:style style:name="P7" style:family="paragraph">
      <loext:graphic-properties draw:fill-color="#000000"/>
      <style:paragraph-properties fo:text-align="center" style:writing-mode="lr-tb"/>
      <style:text-properties fo:font-size="10.5pt" style:text-underline-style="solid" style:text-underline-width="auto" style:text-underline-color="font-color" style:font-size-asian="10.5pt" style:font-size-complex="10.5pt"/>
    </style:style>
    <style:style style:name="P8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9" style:family="paragraph">
      <loext:graphic-properties draw:fill-color="#000000"/>
      <style:paragraph-properties fo:text-align="center" style:writing-mode="lr-tb"/>
      <style:text-properties style:text-underline-style="solid" style:text-underline-width="auto" style:text-underline-color="font-color"/>
    </style:style>
    <style:style style:name="P10" style:family="paragraph">
      <style:paragraph-properties fo:text-align="center" style:writing-mode="lr-tb"/>
      <style:text-properties style:text-underline-style="none"/>
    </style:style>
    <style:style style:name="P11" style:family="paragraph">
      <loext:graphic-properties draw:fill-color="#000000"/>
      <style:paragraph-properties fo:text-align="center" style:writing-mode="lr-tb"/>
      <style:text-properties style:text-underline-style="none"/>
    </style:style>
    <style:style style:name="P12" style:family="paragraph">
      <style:paragraph-properties fo:text-align="center" style:writing-mode="lr-tb"/>
      <style:text-properties fo:font-size="10.5pt" style:text-underline-style="none" style:font-size-asian="10.5pt" style:font-size-complex="10.5pt"/>
    </style:style>
    <style:style style:name="P13" style:family="paragraph">
      <loext:graphic-properties draw:fill-color="#000000"/>
      <style:paragraph-properties fo:text-align="center" style:writing-mode="lr-tb"/>
      <style:text-properties fo:font-size="10.5pt" style:text-underline-style="none" style:font-size-asian="10.5pt" style:font-size-complex="10.5pt"/>
    </style:style>
    <style:style style:name="P14" style:family="paragraph">
      <loext:graphic-properties draw:fill="none" draw:fill-color="#000000"/>
      <style:paragraph-properties style:writing-mode="lr-tb"/>
    </style:style>
    <style:style style:name="P15" style:family="paragraph">
      <loext:graphic-properties draw:fill="none" draw:fill-color="#000000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0.5pt" style:text-underline-style="solid" style:text-underline-width="auto" style:text-underline-color="font-color" style:font-size-asian="10.5pt" style:font-size-complex="10.5pt"/>
    </style:style>
    <style:style style:name="T5" style:family="text">
      <style:text-properties fo:font-size="10.5pt" style:text-underline-style="none" style:font-size-asian="10.5pt" style:font-size-complex="10.5pt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02cm" svg:height="1.536cm" svg:x="1.762cm" svg:y="3.939cm">
          <text:p text:style-name="P1">Work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302cm" svg:height="1.536cm" svg:x="11.033cm" svg:y="3.909cm">
          <text:p text:style-name="P1">Us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47cm" svg:height="1.577cm" svg:x="21.422cm" svg:y="3.868cm">
          <text:p text:style-name="P1"><text:span text:style-name="T1">FoodBeverag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86cm" svg:height="1.792cm" svg:x="6.842cm" svg:y="3.811cm">
          <text:p text:style-name="P1"><text:span text:style-name="T2">completes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line draw:style-name="gr4" draw:text-style-name="P3" draw:layer="layout" svg:x1="5.064cm" svg:y1="4.707cm" svg:x2="6.842cm" svg:y2="4.707cm">
          <text:p/>
        </draw:line>
        <draw:line draw:style-name="gr4" draw:text-style-name="P3" draw:layer="layout" svg:x1="11.033cm" svg:y1="4.683cm" svg:x2="9.128cm" svg:y2="4.707cm">
          <text:p/>
        </draw:line>
        <draw:custom-shape draw:style-name="gr5" draw:text-style-name="P5" draw:layer="layout" svg:width="2.667cm" svg:height="1.206cm" svg:x="9.382cm" svg:y="12.938cm">
          <text:p text:style-name="P4"><text:span text:style-name="T3">user_we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905cm" svg:height="1.152cm" svg:x="10.906cm" svg:y="1.635cm">
          <text:p text:style-name="P6"><text:span text:style-name="T4">user_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1.795cm" svg:y1="2.787cm" svg:x2="11.795cm" svg:y2="3.939cm">
          <text:p/>
        </draw:line>
        <draw:custom-shape draw:style-name="gr3" draw:text-style-name="P2" draw:layer="layout" svg:width="2.286cm" svg:height="1.792cm" svg:x="16.977cm" svg:y="3.854cm">
          <text:p text:style-name="P1"><text:span text:style-name="T2">eats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line draw:style-name="gr4" draw:text-style-name="P3" draw:layer="layout" svg:x1="16.977cm" svg:y1="4.757cm" svg:x2="14.335cm" svg:y2="4.81cm">
          <text:p/>
        </draw:line>
        <draw:line draw:style-name="gr4" draw:text-style-name="P3" draw:layer="layout" svg:x1="19.263cm" svg:y1="4.757cm" svg:x2="21.422cm" svg:y2="4.757cm">
          <text:p/>
        </draw:line>
        <draw:custom-shape draw:style-name="gr6" draw:text-style-name="P9" draw:layer="layout" svg:width="1.905cm" svg:height="1.152cm" svg:x="20.812cm" svg:y="1.508cm">
          <text:p text:style-name="P8"><text:span text:style-name="T4">item_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.905cm" svg:height="1.152cm" svg:x="1.127cm" svg:y="2.261cm">
          <text:p text:style-name="P10"><text:span text:style-name="T5">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.905cm" svg:height="1.152cm" svg:x="3.413cm" svg:y="2.261cm">
          <text:p text:style-name="P10"><text:span text:style-name="T5">intensi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draw:layer="layout" svg:width="1.905cm" svg:height="1.152cm" svg:x="5.064cm" svg:y="6.207cm">
          <text:p text:style-name="P12"><text:span text:style-name="T5">dur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3.302cm" svg:height="1.524cm" svg:x="1.127cm" svg:y="6.08cm">
          <text:p text:style-name="P6"><text:span text:style-name="T4">date_complet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286cm" svg:height="1.792cm" svg:x="21.447cm" svg:y="6.574cm">
          <text:p text:style-name="P1"><text:span text:style-name="T2">performs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line draw:style-name="gr4" draw:text-style-name="P3" draw:layer="layout" svg:x1="22.59cm" svg:y1="6.588cm" svg:x2="22.59cm" svg:y2="5.445cm">
          <text:p/>
        </draw:line>
        <draw:custom-shape draw:style-name="gr8" draw:text-style-name="P7" draw:layer="layout" svg:width="2.413cm" svg:height="1.27cm" svg:x="21.574cm" svg:y="18.145cm">
          <text:p text:style-name="P6"><text:span text:style-name="T4">nutrient_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4" draw:layer="layout" svg:width="1.578cm" svg:height="0.769cm" svg:x="14.843cm" svg:y="4.168cm">
          <draw:text-box>
            <text:p><text:span text:style-name="T6">(1,1)</text:span></text:p>
          </draw:text-box>
        </draw:frame>
        <draw:custom-shape draw:style-name="gr6" draw:text-style-name="P13" draw:layer="layout" svg:width="1.905cm" svg:height="1.152cm" svg:x="24.876cm" svg:y="5.944cm">
          <text:p text:style-name="P12"><text:span text:style-name="T5">calo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2.159cm" svg:height="1.153cm" svg:x="8.747cm" svg:y="18.272cm">
          <text:p text:style-name="P12"><text:span text:style-name="T5">macro_micr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2.286cm" svg:height="1.279cm" svg:x="24.368cm" svg:y="1.372cm">
          <text:p text:style-name="P12"><text:span text:style-name="T5">serving_siz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4.191cm" svg:height="1.536cm" svg:x="20.685cm" svg:y="15.097cm">
          <text:p text:style-name="P1"><text:span text:style-name="T1">NutritionalIn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3.429cm" svg:height="1.143cm" svg:x="4.81cm" svg:y="18.272cm">
          <text:p text:style-name="P12"><text:span text:style-name="T5">recommended_dail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3.277cm" svg:height="1.016cm" svg:x="16.392cm" svg:y="7.731cm">
          <text:p text:style-name="P6"><text:span text:style-name="T4">date_consum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2.667cm" svg:height="1.278cm" svg:x="18.78cm" svg:y="18.264cm">
          <text:p text:style-name="P6"><text:span text:style-name="T4">item_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02cm" svg:height="1.536cm" svg:x="10.906cm" svg:y="10.513cm">
          <text:p text:style-name="P1">Weigh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2.794cm" svg:height="1.016cm" svg:x="12.811cm" svg:y="12.938cm">
          <text:p text:style-name="P6"><text:span text:style-name="T4">date_logg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286cm" svg:height="1.792cm" svg:x="11.414cm" svg:y="7.209cm">
          <text:p text:style-name="P1"><text:span text:style-name="T2">Logs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line draw:style-name="gr17" draw:text-style-name="P15" draw:layer="layout" svg:x1="22.463cm" svg:y1="13.7cm" svg:x2="22.463cm" svg:y2="15.088cm">
          <text:p/>
        </draw:line>
        <draw:line draw:style-name="gr17" draw:text-style-name="P15" draw:layer="layout" svg:x1="20.558cm" svg:y1="18.272cm" svg:x2="21.32cm" svg:y2="16.748cm">
          <text:p/>
        </draw:line>
        <draw:line draw:style-name="gr17" draw:text-style-name="P15" draw:layer="layout" svg:x1="25.13cm" svg:y1="17.891cm" svg:x2="24.749cm" svg:y2="16.621cm">
          <text:p/>
        </draw:line>
        <draw:line draw:style-name="gr17" draw:text-style-name="P15" draw:layer="layout" svg:x1="22.971cm" svg:y1="16.494cm" svg:x2="22.844cm" svg:y2="18.145cm">
          <text:p/>
        </draw:line>
        <draw:frame draw:style-name="gr9" draw:text-style-name="P14" draw:layer="layout" svg:width="1.578cm" svg:height="0.769cm" svg:x="9.128cm" svg:y="4.048cm">
          <draw:text-box>
            <text:p><text:span text:style-name="T6">(1,1)</text:span></text:p>
          </draw:text-box>
        </draw:frame>
        <draw:frame draw:style-name="gr9" draw:text-style-name="P14" draw:layer="layout" svg:width="1.578cm" svg:height="0.769cm" svg:x="19.488cm" svg:y="4.048cm">
          <draw:text-box>
            <text:p><text:span text:style-name="T6">(1,m)</text:span></text:p>
          </draw:text-box>
        </draw:frame>
        <draw:line draw:style-name="gr17" draw:text-style-name="P15" draw:layer="layout" svg:x1="13.7cm" svg:y1="12.938cm" svg:x2="13.573cm" svg:y2="12.049cm">
          <text:p/>
        </draw:line>
        <draw:line draw:style-name="gr17" draw:text-style-name="P15" draw:layer="layout" svg:x1="11.287cm" svg:y1="12.938cm" svg:x2="11.668cm" svg:y2="12.049cm">
          <text:p/>
        </draw:line>
        <draw:line draw:style-name="gr17" draw:text-style-name="P15" draw:layer="layout" svg:x1="22.717cm" svg:y1="3.794cm" svg:x2="22.082cm" svg:y2="2.651cm">
          <text:p/>
        </draw:line>
        <draw:line draw:style-name="gr17" draw:text-style-name="P15" draw:layer="layout" svg:x1="20.812cm" svg:y1="9.255cm" svg:x2="19.542cm" svg:y2="8.493cm">
          <text:p/>
        </draw:line>
        <draw:line draw:style-name="gr17" draw:text-style-name="P15" draw:layer="layout" svg:x1="24.368cm" svg:y1="3.921cm" svg:x2="25.13cm" svg:y2="2.651cm">
          <text:p/>
        </draw:line>
        <draw:line draw:style-name="gr17" draw:text-style-name="P15" draw:layer="layout" svg:x1="12.557cm" svg:y1="10.525cm" svg:x2="12.557cm" svg:y2="9.001cm">
          <text:p/>
        </draw:line>
        <draw:line draw:style-name="gr17" draw:text-style-name="P15" draw:layer="layout" svg:x1="12.557cm" svg:y1="7.223cm" svg:x2="12.557cm" svg:y2="5.445cm">
          <text:p/>
        </draw:line>
        <draw:line draw:style-name="gr17" draw:text-style-name="P15" draw:layer="layout" svg:x1="2.27cm" svg:y1="3.921cm" svg:x2="2.27cm" svg:y2="3.413cm">
          <text:p/>
        </draw:line>
        <draw:line draw:style-name="gr17" draw:text-style-name="P15" draw:layer="layout" svg:x1="2.27cm" svg:y1="6.08cm" svg:x2="2.27cm" svg:y2="5.445cm">
          <text:p/>
        </draw:line>
        <draw:line draw:style-name="gr17" draw:text-style-name="P15" draw:layer="layout" svg:x1="5.445cm" svg:y1="6.334cm" svg:x2="4.302cm" svg:y2="5.445cm">
          <text:p/>
        </draw:line>
        <draw:line draw:style-name="gr17" draw:text-style-name="P15" draw:layer="layout" svg:x1="4.429cm" svg:y1="3.921cm" svg:x2="4.429cm" svg:y2="3.413cm">
          <text:p/>
        </draw:line>
        <draw:frame draw:style-name="gr9" draw:text-style-name="P14" draw:layer="layout" svg:width="1.578cm" svg:height="0.769cm" svg:x="11.287cm" svg:y="5.953cm">
          <draw:text-box>
            <text:p><text:span text:style-name="T6">(1,1)</text:span></text:p>
          </draw:text-box>
        </draw:frame>
        <draw:frame draw:style-name="gr9" draw:text-style-name="P14" draw:layer="layout" svg:width="1.578cm" svg:height="0.769cm" svg:x="5.137cm" svg:y="4.048cm">
          <draw:text-box>
            <text:p><text:span text:style-name="T6">(1,m)</text:span></text:p>
          </draw:text-box>
        </draw:frame>
        <draw:frame draw:style-name="gr9" draw:text-style-name="P14" draw:layer="layout" svg:width="1.578cm" svg:height="0.769cm" svg:x="21.266cm" svg:y="5.692cm">
          <draw:text-box>
            <text:p><text:span text:style-name="T6">(1,m)</text:span></text:p>
          </draw:text-box>
        </draw:frame>
        <draw:frame draw:style-name="gr18" draw:text-style-name="P14" draw:layer="layout" svg:width="1.905cm" svg:height="0.763cm" svg:x="22.59cm" svg:y="14.207cm">
          <draw:text-box>
            <text:p><text:span text:style-name="T6">(m,m)</text:span></text:p>
          </draw:text-box>
        </draw:frame>
        <draw:frame draw:style-name="gr9" draw:text-style-name="P14" draw:layer="layout" svg:width="1.578cm" svg:height="0.769cm" svg:x="11.033cm" svg:y="9.375cm">
          <draw:text-box>
            <text:p><text:span text:style-name="T6">(1,m)</text:span></text:p>
          </draw:text-box>
        </draw:frame>
        <draw:custom-shape draw:style-name="gr6" draw:text-style-name="P11" draw:layer="layout" svg:width="1.905cm" svg:height="1.152cm" svg:x="13.065cm" svg:y="1.753cm">
          <text:p text:style-name="P10"><text:span text:style-name="T5">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3.954cm" svg:y1="2.778cm" svg:x2="13.954cm" svg:y2="3.93cm">
          <text:p/>
        </draw:line>
        <draw:line draw:style-name="gr17" draw:text-style-name="P15" draw:layer="layout" svg:x1="25.384cm" svg:y1="5.953cm" svg:x2="24.876cm" svg:y2="5.445cm">
          <text:p/>
        </draw:line>
        <draw:custom-shape draw:style-name="gr6" draw:text-style-name="P7" draw:layer="layout" svg:width="1.905cm" svg:height="1.152cm" svg:x="2.143cm" svg:y="1cm">
          <text:p text:style-name="P6"><text:span text:style-name="T4">user_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3.159cm" svg:y1="2.143cm" svg:x2="3.159cm" svg:y2="3.93cm">
          <text:p/>
        </draw:line>
        <draw:line draw:style-name="gr4" draw:text-style-name="P3" draw:layer="layout" svg:x1="11.033cm" svg:y1="11.287cm" svg:x2="9.636cm" svg:y2="11.287cm">
          <text:p/>
        </draw:line>
        <draw:custom-shape draw:style-name="gr6" draw:text-style-name="P7" draw:layer="layout" svg:width="1.905cm" svg:height="1.152cm" svg:x="7.731cm" svg:y="10.652cm">
          <text:p text:style-name="P6"><text:span text:style-name="T4">user_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4.191cm" svg:height="1.536cm" svg:x="20.685cm" svg:y="9.255cm">
          <text:p text:style-name="P1"><text:span text:style-name="T1">Ea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5" draw:layer="layout" svg:x1="22.59cm" svg:y1="9.255cm" svg:x2="22.59cm" svg:y2="8.239cm">
          <text:p/>
        </draw:line>
        <draw:frame draw:style-name="gr9" draw:text-style-name="P14" draw:layer="layout" svg:width="1.578cm" svg:height="0.769cm" svg:x="21.012cm" svg:y="8.366cm">
          <draw:text-box>
            <text:p><text:span text:style-name="T6">(1,m)</text:span></text:p>
          </draw:text-box>
        </draw:frame>
        <draw:custom-shape draw:style-name="gr3" draw:text-style-name="P2" draw:layer="layout" svg:width="2.286cm" svg:height="1.792cm" svg:x="21.32cm" svg:y="11.908cm">
          <text:p text:style-name="P1"><text:span text:style-name="T2">contains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line draw:style-name="gr17" draw:text-style-name="P15" draw:layer="layout" svg:x1="22.463cm" svg:y1="10.652cm" svg:x2="22.463cm" svg:y2="12.04cm">
          <text:p/>
        </draw:line>
        <draw:custom-shape draw:style-name="gr6" draw:text-style-name="P7" draw:layer="layout" svg:width="1.905cm" svg:height="1.152cm" svg:x="17.002cm" svg:y="8.865cm">
          <text:p text:style-name="P6"><text:span text:style-name="T4">user_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5" draw:layer="layout" svg:x1="20.685cm" svg:y1="9.509cm" svg:x2="18.78cm" svg:y2="9.382cm">
          <text:p/>
        </draw:line>
        <draw:custom-shape draw:style-name="gr19" draw:text-style-name="P7" draw:layer="layout" svg:width="2.159cm" svg:height="1.27cm" svg:x="17.129cm" svg:y="10.398cm">
          <text:p text:style-name="P6"><text:span text:style-name="T4">item_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5" draw:layer="layout" svg:x1="20.685cm" svg:y1="10.525cm" svg:x2="19.161cm" svg:y2="10.906cm">
          <text:p/>
        </draw:line>
        <draw:custom-shape draw:style-name="gr20" draw:text-style-name="P13" draw:layer="layout" svg:width="3.302cm" svg:height="1.27cm" svg:x="16.367cm" svg:y="12.049cm">
          <text:p text:style-name="P12"><text:span text:style-name="T5">num_of_serving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5" draw:layer="layout" svg:x1="21.32cm" svg:y1="10.779cm" svg:x2="19.288cm" svg:y2="12.303cm">
          <text:p/>
        </draw:line>
        <draw:line draw:style-name="gr17" draw:text-style-name="P15" draw:layer="layout" svg:x1="20.685cm" svg:y1="16.24cm" svg:x2="17.383cm" svg:y2="16.24cm">
          <text:p/>
        </draw:line>
        <draw:custom-shape draw:style-name="gr3" draw:text-style-name="P2" draw:layer="layout" svg:width="2.286cm" svg:height="1.792cm" svg:x="15.097cm" svg:y="15.337cm">
          <text:p text:style-name="P1"><text:span text:style-name="T2">contains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2" draw:text-style-name="P2" draw:layer="layout" svg:width="4.191cm" svg:height="1.536cm" svg:x="7.477cm" svg:y="15.593cm">
          <text:p text:style-name="P1"><text:span text:style-name="T1">Nutri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4.191cm" svg:height="1.536cm" svg:x="20.685cm" svg:y="15.097cm">
          <text:p text:style-name="P1"><text:span text:style-name="T1">NutritionalIn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4" draw:layer="layout" svg:width="1.832cm" svg:height="1.016cm" svg:x="12.376cm" svg:y="15.478cm">
          <draw:text-box>
            <text:p><text:span text:style-name="T6">(m,m)</text:span></text:p>
          </draw:text-box>
        </draw:frame>
        <draw:line draw:style-name="gr17" draw:text-style-name="P15" draw:layer="layout" svg:x1="15.097cm" svg:y1="16.24cm" svg:x2="11.795cm" svg:y2="16.24cm">
          <text:p/>
        </draw:line>
        <draw:frame draw:style-name="gr21" draw:text-style-name="P14" draw:layer="layout" svg:width="1.832cm" svg:height="1.016cm" svg:x="17.837cm" svg:y="15.605cm">
          <draw:text-box>
            <text:p><text:span text:style-name="T6">(m,m)</text:span></text:p>
          </draw:text-box>
        </draw:frame>
        <draw:custom-shape draw:style-name="gr22" draw:text-style-name="P13" draw:layer="layout" svg:width="2.953cm" svg:height="1.143cm" svg:x="23.987cm" svg:y="17.891cm">
          <text:p text:style-name="P12"><text:span text:style-name="T5">nutrient_amou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.413cm" svg:height="1.27cm" svg:x="11.795cm" svg:y="18.018cm">
          <text:p text:style-name="P6"><text:span text:style-name="T4">nutrient_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5" draw:layer="layout" svg:x1="7.731cm" svg:y1="17.129cm" svg:x2="7.35cm" svg:y2="18.272cm">
          <text:p/>
        </draw:line>
        <draw:line draw:style-name="gr17" draw:text-style-name="P15" draw:layer="layout" svg:x1="9.89cm" svg:y1="17.129cm" svg:x2="9.89cm" svg:y2="18.272cm">
          <text:p/>
        </draw:line>
        <draw:line draw:style-name="gr17" draw:text-style-name="P15" draw:layer="layout" svg:x1="11.668cm" svg:y1="17.002cm" svg:x2="12.049cm" svg:y2="18.145cm">
          <text:p/>
        </draw:line>
        <draw:frame draw:style-name="gr23" draw:text-style-name="P14" draw:layer="layout" svg:width="1.905cm" svg:height="0.763cm" svg:x="22.463cm" svg:y="11.159cm">
          <draw:text-box>
            <text:p><text:span text:style-name="T6">(m,m)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 Unicode MS" svg:font-family="'Arial Unicode MS'" style:font-family-generic="swiss"/>
    <style:font-face style:name="Arial Unicode MS1" svg:font-family="'Arial Unicode MS'" style:font-pitch="variable"/>
    <style:font-face style:name="Arial Unicode MS4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 Unicode MS2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2" svg:font-family="'Liberation Sans', Arial" style:font-family-generic="swiss" style:font-pitch="variable"/>
    <style:font-face style:name="Arial Unicode MS3" svg:font-family="'Arial Unicode MS'" style:font-family-generic="system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3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font-size="12pt" fo:language="en" fo:country="US" style:letter-kerning="true" style:font-name-asian="Arial Unicode MS1" style:font-family-asian="'Arial Unicode MS'" style:font-pitch-asian="variable" style:font-size-asian="12pt" style:language-asian="hi" style:country-asian="IN" style:font-size-complex="12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Arial Unicode MS1" style:font-family-asian="'Arial Unicode MS'" style:font-pitch-asian="variable" style:font-size-asian="1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Arial Unicode MS1" style:font-family-asian="'Arial Unicode MS'" style:font-pitch-asian="variable" style:font-size-asian="14pt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Arial Unicode MS" style:font-family-asian="'Arial Unicode M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Arial Unicode MS" style:font-family-asian="'Arial Unicode MS'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 Unicode MS" style:font-family-asian="'Arial Unicode M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26T10:38:24.164980175</meta:creation-date>
    <dc:date>2020-04-27T12:10:59.183000000</dc:date>
    <meta:editing-duration>PT1H29M23S</meta:editing-duration>
    <meta:editing-cycles>20</meta:editing-cycles>
    <meta:generator>LibreOffice/6.4.3.2$Windows_X86_64 LibreOffice_project/747b5d0ebf89f41c860ec2a39efd7cb15b54f2d8</meta:generator>
    <meta:document-statistic meta:object-count="84"/>
  </office:meta>
</office:document-meta>
</file>